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960" officeooo:paragraph-rsid="000a7960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1.101cm" style:auto-text-indent="false" style:page-number="auto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096a67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096a67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bold" officeooo:rsid="000a7960" officeooo:paragraph-rsid="000a7960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bold" officeooo:rsid="000c59e0" officeooo:paragraph-rsid="000c59e0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96a67" officeooo:paragraph-rsid="00096a67"/>
    </style:style>
    <style:style style:name="P7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normal" officeooo:rsid="00096a67" officeooo:paragraph-rsid="00096a67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normal" officeooo:rsid="000a7960" officeooo:paragraph-rsid="000a7960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a7960" officeooo:paragraph-rsid="000a7960"/>
    </style:style>
    <style:style style:name="P10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c59e0" officeooo:paragraph-rsid="000c59e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c59e0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ДЗ 2</text:p>
      <text:p text:style-name="P3"/>
      <text:p text:style-name="P6">Сделал все этапы — пока без JPA.</text:p>
      <text:p text:style-name="P6">Все исходники и скрипты поместил <text:a xlink:type="simple" xlink:href="https://github.com/drJabber/otus_javaee_2018_09/tree/master/L03%20-%20data%20layer" text:style-name="Internet_20_link" text:visited-style-name="Visited_20_Internet_20_Link">тут</text:a>.</text:p>
      <text:p text:style-name="P6"/>
      <text:p text:style-name="P3">0,1 этап</text:p>
      <text:p text:style-name="P7">Сделал ERD диаграмму для сущностей, относящихся к садаче — см. <text:a xlink:type="simple" xlink:href="https://github.com/drJabber/otus_javaee_2018_09/raw/master/L03%20-%20data%20layer/uml/otus-diagrams.vpp" text:style-name="Internet_20_link" text:visited-style-name="Visited_20_Internet_20_Link">файл</text:a> </text:p>
      <text:p text:style-name="P8">Необходимые пояснения — на листе диаграммы.</text:p>
      <text:p text:style-name="P6"/>
      <text:p text:style-name="P3">2 этап</text:p>
      <text:p text:style-name="P6">Схему БД сделал в СУБД postgreSql с помощью pgAdmin - см. <text:a xlink:type="simple" xlink:href="https://github.com/drJabber/otus_javaee_2018_09/blob/master/L03%20-%20data%20layer/rnkl03/_sql_scripts/sql_scripts.sql" text:style-name="Internet_20_link" text:visited-style-name="Visited_20_Internet_20_Link">скрипты</text:a>.</text:p>
      <text:p text:style-name="P6"/>
      <text:p text:style-name="P4">3,4,5 этап</text:p>
      <text:p text:style-name="P9">Сделал проект Maven. Исходники <text:a xlink:type="simple" xlink:href="https://github.com/drJabber/otus_javaee_2018_09/tree/master/L03%20-%20data%20layer/rnkl03" text:style-name="Internet_20_link" text:visited-style-name="Visited_20_Internet_20_Link">тут</text:a>.</text:p>
      <text:p text:style-name="P9">После запуска приложение доступно по ссылке <text:span text:style-name="T7">localhost:8080/</text:span><text:span text:style-name="T2">rnk</text:span><text:span text:style-name="T5">/rnk_jdbc</text:span><text:span text:style-name="T6">.</text:span></text:p>
      <text:p text:style-name="P9"><text:span text:style-name="T3">Запрос GET выводит </text:span><text:span text:style-name="T4">в ответ сервлета </text:span><text:span text:style-name="T3">сотрудников, должности и подразделения, отсортированные по убыванию id </text:span><text:span text:style-name="T4">сотрудника</text:span><text:span text:style-name="T3">.</text:span></text:p>
      <text:p text:style-name="P10"><text:span text:style-name="T3">Запрос POST заполняет БД из файлов CSV (выводит в ответ сервлета информацию о созданных записях таблиц БД)</text:span></text:p>
      <text:p text:style-name="P10"><text:span text:style-name="T3">Запрос PUT изменяет 2 строки таблицы сотрудников (фамилия и ссылку на должность)</text:span></text:p>
      <text:p text:style-name="P10"><text:span text:style-name="T3">Запрос DELETE удаляет 2 записи из таблицы сотрудников (id 6 и 7).</text:span></text:p>
      <text:p text:style-name="P10"><text:span text:style-name="T3"/></text:p>
      <text:p text:style-name="P5"><text:span text:style-name="T3">6 этап</text:span></text:p>
      <text:p text:style-name="P10"><text:span text:style-name="T3">Сделал в pgAdmin хранимку get_max_salary_fio, которая получает ФИО сотрудника с максимальной зарплатой. </text:span></text:p>
      <text:p text:style-name="P10"><text:span text:style-name="T3">Если в запросе GET присутствует параметр <text:s/>get_max_salary_fio, в ответ сервлета выводится фамилия сотрудника с максимальной зарплатой.</text:span></text:p>
      <text:p text:style-name="P10"><text:span text:style-name="T3"/></text:p>
      <text:p text:style-name="P10"><text:span text:style-name="T3"/></text:p>
      <text:p text:style-name="P9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08:26:38.594947900</meta:creation-date>
    <dc:date>2018-10-06T09:26:09.809217731</dc:date>
    <meta:editing-duration>PT49M19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18" meta:word-count="145" meta:character-count="993" meta:non-whitespace-character-count="860"/>
  </office:meta>
</office:document-meta>
</file>